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表格1" style:family="table" style:master-page-name="Standard">
      <style:table-properties style:width="14.998cm" fo:margin-left="-0.062cm" style:page-number="auto" table:align="left" style:writing-mode="lr-tb"/>
    </style:style>
    <style:style style:name="表格1.A" style:family="table-column">
      <style:table-column-properties style:column-width="14.998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" style:family="table">
      <style:table-properties style:width="14.998cm" fo:margin-left="-0.062cm" table:align="left" style:writing-mode="lr-tb"/>
    </style:style>
    <style:style style:name="表格2.A" style:family="table-column">
      <style:table-column-properties style:column-width="2.272cm"/>
    </style:style>
    <style:style style:name="表格2.B" style:family="table-column">
      <style:table-column-properties style:column-width="8.89cm"/>
    </style:style>
    <style:style style:name="表格2.C" style:family="table-column">
      <style:table-column-properties style:column-width="3.836cm"/>
    </style:style>
    <style:style style:name="表格2.1" style:family="table-row">
      <style:table-row-properties style:min-row-height="0.635cm" fo:keep-together="always"/>
    </style:style>
    <style:style style:name="表格2.A1" style:family="table-cell">
      <style:table-cell-properties style:vertical-align="top" fo:padding-left="0.049cm" fo:padding-right="0.049cm" fo:padding-top="0cm" fo:padding-bottom="0cm" fo:border-left="0.75pt solid #000000" fo:border-right="none" fo:border-top="0.75pt solid #000000" fo:border-bottom="0.75pt solid #000000" style:writing-mode="lr-tb"/>
    </style:style>
    <style:style style:name="表格2.B1" style:family="table-cell">
      <style:table-cell-properties style:vertical-align="top" fo:padding-left="0.049cm" fo:padding-right="0.049cm" fo:padding-top="0cm" fo:padding-bottom="0cm" fo:border="0.75pt solid #000000" style:writing-mode="lr-tb"/>
    </style:style>
    <style:style style:name="表格2.4" style:family="table-row">
      <style:table-row-properties fo:keep-together="always"/>
    </style:style>
    <style:style style:name="表格2.5" style:family="table-row">
      <style:table-row-properties fo:keep-together="auto"/>
    </style:style>
    <style:style style:name="表格2.6" style:family="table-row">
      <style:table-row-properties fo:keep-together="auto"/>
    </style:style>
    <style:style style:name="表格2.A6" style:family="table-cell">
      <style:table-cell-properties style:vertical-align="top" fo:padding-left="0.049cm" fo:padding-right="0.049cm" fo:padding-top="0cm" fo:padding-bottom="0cm" fo:border-left="0.75pt solid #000000" fo:border-right="none" fo:border-top="none" fo:border-bottom="0.75pt solid #000000" style:writing-mode="lr-tb"/>
    </style:style>
    <style:style style:name="表格2.C6" style:family="table-cell">
      <style:table-cell-properties style:vertical-align="top" fo:padding-left="0.049cm" fo:padding-right="0.049cm" fo:padding-top="0cm" fo:padding-bottom="0cm" fo:border-left="0.75pt solid #000000" fo:border-right="0.75pt solid #000000" fo:border-top="none" fo:border-bottom="0.75pt solid #000000" style:writing-mode="lr-tb"/>
    </style:style>
    <style:style style:name="表格2.7" style:family="table-row">
      <style:table-row-properties fo:keep-together="always"/>
    </style:style>
    <style:style style:name="表格2.8" style:family="table-row">
      <style:table-row-properties fo:keep-together="always"/>
    </style:style>
    <style:style style:name="表格2.9" style:family="table-row">
      <style:table-row-properties fo:keep-together="always"/>
    </style:style>
    <style:style style:name="表格2.10" style:family="table-row">
      <style:table-row-properties fo:keep-together="always"/>
    </style:style>
    <style:style style:name="表格2.11" style:family="table-row">
      <style:table-row-properties fo:keep-together="always"/>
    </style:style>
    <style:style style:name="表格2.12" style:family="table-row">
      <style:table-row-properties fo:keep-together="auto"/>
    </style:style>
    <style:style style:name="表格2.13" style:family="table-row">
      <style:table-row-properties fo:keep-together="always"/>
    </style:style>
    <style:style style:name="表格2.14" style:family="table-row">
      <style:table-row-properties style:min-row-height="4.904cm" fo:keep-together="always"/>
    </style:style>
    <style:style style:name="P1" style:family="paragraph" style:parent-style-name="Header">
      <style:text-properties fo:color="#595959" fo:font-size="8pt" style:font-size-asian="8pt"/>
    </style:style>
    <style:style style:name="P2" style:family="paragraph" style:parent-style-name="Standard">
      <style:paragraph-properties fo:margin-left="-0.25cm" fo:margin-right="0cm" fo:text-indent="0cm" style:auto-text-indent="false"/>
    </style:style>
    <style:style style:name="P3" style:family="paragraph" style:parent-style-name="Standard">
      <style:paragraph-properties fo:text-align="center" style:justify-single-word="false"/>
      <style:text-properties style:font-name="思源黑體 Normal" fo:font-size="18pt" style:font-name-asian="思源黑體 Normal" style:font-size-asian="18pt" style:font-name-complex="標楷體"/>
    </style:style>
    <style:style style:name="P4" style:family="paragraph" style:parent-style-name="Standard">
      <style:paragraph-properties fo:text-align="center" style:justify-single-word="false"/>
      <style:text-properties style:font-name="思源黑體 Normal" fo:font-size="18pt" officeooo:paragraph-rsid="0019b400" style:font-name-asian="思源黑體 Normal" style:font-size-asian="18pt" style:font-name-complex="標楷體"/>
    </style:style>
    <style:style style:name="P5" style:family="paragraph" style:parent-style-name="Standard">
      <style:text-properties style:font-name="思源黑體 Normal" style:font-name-asian="思源黑體 Normal" style:font-name-complex="標楷體"/>
    </style:style>
    <style:style style:name="P6" style:family="paragraph" style:parent-style-name="Standard">
      <style:paragraph-properties fo:text-align="justify" style:justify-single-word="false"/>
      <style:text-properties style:font-name="思源黑體 Normal" style:font-name-asian="思源黑體 Normal" style:font-name-complex="標楷體"/>
    </style:style>
    <style:style style:name="P7" style:family="paragraph" style:parent-style-name="Standard">
      <style:paragraph-properties fo:text-align="justify" style:justify-single-word="false" style:snap-to-layout-grid="false"/>
      <style:text-properties style:font-name="思源黑體 Normal" style:font-name-asian="思源黑體 Normal" style:font-name-complex="標楷體"/>
    </style:style>
    <style:style style:name="P8" style:family="paragraph" style:parent-style-name="Standard">
      <style:paragraph-properties fo:text-align="center" style:justify-single-word="false"/>
      <style:text-properties style:font-name="思源黑體 Normal" style:font-name-asian="思源黑體 Normal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思源黑體 Normal" style:font-name-asian="思源黑體 Normal" style:font-name-complex="標楷體"/>
    </style:style>
    <style:style style:name="P10" style:family="paragraph" style:parent-style-name="Standard">
      <style:paragraph-properties style:snap-to-layout-grid="false"/>
      <style:text-properties style:font-name="思源黑體 Normal" officeooo:rsid="001616a1" officeooo:paragraph-rsid="001616a1" style:font-name-asian="思源黑體 Normal" style:font-name-complex="標楷體"/>
    </style:style>
    <style:style style:name="P11" style:family="paragraph" style:parent-style-name="Standard">
      <style:paragraph-properties style:snap-to-layout-grid="false"/>
      <style:text-properties style:font-name="思源黑體 Normal" officeooo:rsid="001616a1" officeooo:paragraph-rsid="0019b400" style:font-name-asian="思源黑體 Normal" style:font-name-complex="標楷體"/>
    </style:style>
    <style:style style:name="P12" style:family="paragraph" style:parent-style-name="Standard">
      <style:paragraph-properties fo:text-align="center" style:justify-single-word="false"/>
      <style:text-properties style:font-name="思源黑體 Normal" fo:font-size="16pt" fo:font-weight="bold" style:font-name-asian="思源黑體 Normal" style:font-size-asian="16pt" style:font-weight-asian="bold" style:font-name-complex="標楷體"/>
    </style:style>
    <style:style style:name="P13" style:family="paragraph" style:parent-style-name="Standard">
      <style:text-properties style:font-name="Lato" fo:font-size="24pt" officeooo:rsid="001616a1" officeooo:paragraph-rsid="001616a1" style:font-name-asian="思源黑體 Normal" style:font-size-asian="24pt" style:font-name-complex="標楷體" style:font-size-complex="24pt"/>
    </style:style>
    <style:style style:name="P14" style:family="paragraph" style:parent-style-name="Standard">
      <style:paragraph-properties fo:margin-top="0.423cm" fo:margin-bottom="0.423cm" loext:contextual-spacing="false" fo:text-align="center" style:justify-single-word="false"/>
      <style:text-properties style:font-name="思源黑體 Normal" fo:font-size="16pt" style:font-name-asian="思源黑體 Normal" style:font-size-asian="16pt" style:font-name-complex="標楷體"/>
    </style:style>
    <style:style style:name="P15" style:family="paragraph" style:parent-style-name="Preformatted_20_Text">
      <style:text-properties fo:color="#696969"/>
    </style:style>
    <style:style style:name="P16" style:family="paragraph" style:parent-style-name="Preformatted_20_Text">
      <style:text-properties fo:color="#000000"/>
    </style:style>
    <style:style style:name="P17" style:family="paragraph" style:parent-style-name="Preformatted_20_Text">
      <style:text-properties fo:color="#800080"/>
    </style:style>
    <style:style style:name="P18" style:family="paragraph" style:parent-style-name="Preformatted_20_Text">
      <style:text-properties fo:color="#696969"/>
    </style:style>
    <style:style style:name="P19" style:family="paragraph" style:parent-style-name="Preformatted_20_Text">
      <style:text-properties fo:color="#004a43"/>
    </style:style>
    <style:style style:name="P20" style:family="paragraph" style:parent-style-name="Preformatted_20_Text">
      <style:text-properties officeooo:paragraph-rsid="00296242"/>
    </style:style>
    <style:style style:name="P21" style:family="paragraph" style:parent-style-name="Preformatted_20_Text">
      <style:paragraph-properties fo:margin-top="0cm" fo:margin-bottom="0.499cm" loext:contextual-spacing="false"/>
      <style:text-properties fo:color="#800080"/>
    </style:style>
    <style:style style:name="P22" style:family="paragraph" style:parent-style-name="Heading_20_1">
      <style:paragraph-properties fo:break-before="page"/>
      <style:text-properties style:use-window-font-color="true" style:font-name="Lato" fo:font-size="24pt" fo:language="en" fo:country="US" fo:font-weight="normal" officeooo:rsid="001616a1" style:letter-kerning="true" style:font-name-asian="思源黑體 Normal" style:font-size-asian="24pt" style:language-asian="zh" style:country-asian="TW" style:font-weight-asian="normal" style:font-name-complex="標楷體" style:font-size-complex="24pt" style:language-complex="ar" style:country-complex="SA" style:font-weight-complex="normal"/>
    </style:style>
    <style:style style:name="T1" style:family="text">
      <style:text-properties fo:color="#004a43"/>
    </style:style>
    <style:style style:name="T2" style:family="text">
      <style:text-properties fo:color="#800000"/>
    </style:style>
    <style:style style:name="T3" style:family="text">
      <style:text-properties fo:color="#800000" fo:font-weight="bold"/>
    </style:style>
    <style:style style:name="T4" style:family="text">
      <style:text-properties fo:color="#800000" officeooo:rsid="00296242"/>
    </style:style>
    <style:style style:name="T5" style:family="text">
      <style:text-properties fo:color="#40015a"/>
    </style:style>
    <style:style style:name="T6" style:family="text">
      <style:text-properties fo:color="#666616"/>
    </style:style>
    <style:style style:name="T7" style:family="text">
      <style:text-properties fo:color="#800080"/>
    </style:style>
    <style:style style:name="T8" style:family="text">
      <style:text-properties fo:color="#400000"/>
    </style:style>
    <style:style style:name="T9" style:family="text">
      <style:text-properties fo:color="#808030"/>
    </style:style>
    <style:style style:name="T10" style:family="text">
      <style:text-properties fo:color="#603000"/>
    </style:style>
    <style:style style:name="T11" style:family="text">
      <style:text-properties fo:color="#0000e6"/>
    </style:style>
    <style:style style:name="T12" style:family="text">
      <style:text-properties fo:color="#0000e6" officeooo:rsid="00296242"/>
    </style:style>
    <style:style style:name="T13" style:family="text">
      <style:text-properties fo:color="#0000e6" style:font-name="Ubuntu Mono1" fo:font-size="10pt" fo:language="en" fo:country="US" officeooo:rsid="001616a1" style:letter-kerning="true" style:font-name-asian="Ubuntu Mono1" style:font-size-asian="10pt" style:language-asian="zh" style:country-asian="TW" style:font-name-complex="標楷體" style:font-size-complex="10pt" style:language-complex="ar" style:country-complex="SA"/>
    </style:style>
    <style:style style:name="T14" style:family="text">
      <style:text-properties fo:color="#008c00"/>
    </style:style>
    <style:style style:name="T15" style:family="text">
      <style:text-properties fo:color="#696969"/>
    </style:style>
    <style:style style:name="T16" style:family="text">
      <style:text-properties officeooo:rsid="0019b400"/>
    </style:style>
    <style:style style:name="T17" style:family="text">
      <style:text-properties officeooo:rsid="0027a7b0"/>
    </style:style>
    <style:style style:name="T18" style:family="text">
      <style:text-properties fo:color="#000000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9cm" draw:visible-area-height="1.016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3">計算機程式語言</text:p>
          </table:table-cell>
        </table:table-row>
      </table:table>
      <text:p text:style-name="P6"/>
      <text:p text:style-name="P4">作　　業　　五</text:p>
      <text:p text:style-name="P8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8">姓名</text:p>
          </table:table-cell>
          <table:table-cell table:style-name="表格2.B1" table:number-columns-spanned="2" office:value-type="string">
            <text:p text:style-name="P10">潘廣霖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學號</text:p>
          </table:table-cell>
          <table:table-cell table:style-name="表格2.B1" table:number-columns-spanned="2" office:value-type="string">
            <text:p text:style-name="P10">B03203004</text:p>
            <text:p text:style-name="P5"/>
          </table:table-cell>
          <table:covered-table-cell/>
        </table:table-row>
        <table:table-row table:style-name="表格2.1">
          <table:table-cell table:style-name="表格2.A1" office:value-type="string">
            <text:p text:style-name="P8">原始程式</text:p>
            <text:p text:style-name="P8">檔名</text:p>
          </table:table-cell>
          <table:table-cell table:style-name="表格2.B1" table:number-columns-spanned="2" office:value-type="string">
            <text:p text:style-name="P11">HW0<text:span text:style-name="T17">5_002</text:span>.cpp <text:span text:style-name="T16">(</text:span>_ <text:span text:style-name="T16">= [A-D])</text:span></text:p>
          </table:table-cell>
          <table:covered-table-cell/>
        </table:table-row>
        <table:table-row table:style-name="表格2.4">
          <table:table-cell table:style-name="表格2.B1" table:number-columns-spanned="3" office:value-type="string">
            <text:p text:style-name="P14">評　分　項　目</text:p>
          </table:table-cell>
          <table:covered-table-cell/>
          <table:covered-table-cell/>
        </table:table-row>
        <table:table-row table:style-name="表格2.5">
          <table:table-cell table:style-name="表格2.A1" office:value-type="string">
            <text:p text:style-name="P8">分數比重</text:p>
          </table:table-cell>
          <table:table-cell table:style-name="表格2.A1" office:value-type="string">
            <text:p text:style-name="P8">項 <text:s text:c="17"/>目</text:p>
          </table:table-cell>
          <table:table-cell table:style-name="表格2.B1" office:value-type="string">
            <text:p text:style-name="P8">得 <text:s text:c="3"/>分</text:p>
          </table:table-cell>
        </table:table-row>
        <table:table-row table:style-name="表格2.6">
          <table:table-cell table:style-name="表格2.A6" office:value-type="string">
            <text:p text:style-name="P9"/>
            <text:p text:style-name="P8">40%</text:p>
            <text:p text:style-name="P8"/>
          </table:table-cell>
          <table:table-cell table:style-name="表格2.A6" office:value-type="string">
            <text:p text:style-name="P7"/>
            <text:p text:style-name="P6">程式是否能正確執行?</text:p>
          </table:table-cell>
          <table:table-cell table:style-name="表格2.C6" office:value-type="string">
            <text:p text:style-name="P9"/>
            <text:p text:style-name="P8"/>
          </table:table-cell>
        </table:table-row>
        <table:table-row table:style-name="表格2.7">
          <table:table-cell table:style-name="表格2.A1" table:number-rows-spanned="5" office:value-type="string">
            <text:p text:style-name="P9"/>
            <text:p text:style-name="P8"/>
            <text:p text:style-name="P8">40%</text:p>
            <text:p text:style-name="P8"/>
            <text:p text:style-name="P8"/>
          </table:table-cell>
          <table:table-cell table:style-name="表格2.A1" office:value-type="string">
            <text:p text:style-name="P6">程式之使用者介面與輸出結果?</text:p>
          </table:table-cell>
          <table:table-cell table:style-name="表格2.B1" table:number-rows-spanned="5" office:value-type="string">
            <text:p text:style-name="P9"/>
            <text:p text:style-name="P8"/>
          </table:table-cell>
        </table:table-row>
        <table:table-row table:style-name="表格2.8">
          <table:covered-table-cell/>
          <table:table-cell table:style-name="表格2.A1" office:value-type="string">
            <text:p text:style-name="P6">是否有繳交原始程式檔與執行檔?</text:p>
          </table:table-cell>
          <table:covered-table-cell/>
        </table:table-row>
        <table:table-row table:style-name="表格2.9">
          <table:covered-table-cell/>
          <table:table-cell table:style-name="表格2.A1" office:value-type="string">
            <text:p text:style-name="P6">程式中的註解是否恰當?</text:p>
          </table:table-cell>
          <table:covered-table-cell/>
        </table:table-row>
        <table:table-row table:style-name="表格2.10">
          <table:covered-table-cell/>
          <table:table-cell table:style-name="表格2.A1" office:value-type="string">
            <text:p text:style-name="P6">程式之結構與邏輯是否正確?</text:p>
          </table:table-cell>
          <table:covered-table-cell/>
        </table:table-row>
        <table:table-row table:style-name="表格2.11">
          <table:covered-table-cell/>
          <table:table-cell table:style-name="表格2.A1" office:value-type="string">
            <text:p text:style-name="P6">程式碼的格式是否合乎要求?</text:p>
          </table:table-cell>
          <table:covered-table-cell/>
        </table:table-row>
        <table:table-row table:style-name="表格2.12">
          <table:table-cell table:style-name="表格2.A1" office:value-type="string">
            <text:p text:style-name="P9"/>
            <text:p text:style-name="P8">20%</text:p>
            <text:p text:style-name="P8"/>
          </table:table-cell>
          <table:table-cell table:style-name="表格2.A1" office:value-type="string">
            <text:p text:style-name="P7"/>
            <text:p text:style-name="P6">程式之綜合評分</text:p>
          </table:table-cell>
          <table:table-cell table:style-name="表格2.B1" office:value-type="string">
            <text:p text:style-name="P9"/>
            <text:p text:style-name="P8"/>
          </table:table-cell>
        </table:table-row>
        <table:table-row table:style-name="表格2.13">
          <table:table-cell table:style-name="表格2.A1" table:number-columns-spanned="2" office:value-type="string">
            <text:p text:style-name="P12">總 <text:s text:c="4"/>分</text:p>
          </table:table-cell>
          <table:covered-table-cell/>
          <table:table-cell table:style-name="表格2.B1" office:value-type="string">
            <text:p text:style-name="P9"/>
          </table:table-cell>
        </table:table-row>
        <table:table-row table:style-name="表格2.14">
          <table:table-cell table:style-name="表格2.B1" table:number-columns-spanned="3" office:value-type="string">
            <text:p text:style-name="P6">評語：</text:p>
            <text:p text:style-name="P6"/>
            <text:p text:style-name="P6"/>
            <text:p text:style-name="P6"/>
            <text:p text:style-name="P6"/>
            <text:p text:style-name="P6"/>
            <text:p text:style-name="P6"/>
          </table:table-cell>
          <table:covered-table-cell/>
          <table:covered-table-cell/>
        </table:table-row>
      </table:table>
      <text:p text:style-name="P13"><text:soft-page-break/>A.</text:p>
      <text:p text:style-name="P15">//================================================================</text:p>
      <text:p text:style-name="P15">// <text:s/>PROGRAMMER <text:s/>: 潘廣霖</text:p>
      <text:p text:style-name="P15">// <text:s/>DATE <text:s text:c="7"/>: 2015-11-27</text:p>
      <text:p text:style-name="P15">// <text:s/>FILENAME <text:s text:c="3"/>: HW05A002.CPP</text:p>
      <text:p text:style-name="P15">// <text:s/>DESCRIPTION : This is an interactive Game of Life simulator!</text:p>
      <text:p text:style-name="P15">//================================================================</text:p>
      <text:p text:style-name="Preformatted_20_Text"/>
      <text:p text:style-name="P16"><text:span text:style-name="T1">#include </text:span><text:span text:style-name="T2">"</text:span><text:span text:style-name="T5">stdafx.h</text:span><text:span text:style-name="T2">"</text:span></text:p>
      <text:p text:style-name="Preformatted_20_Text"/>
      <text:p text:style-name="P16"><text:span text:style-name="T1">#include</text:span><text:span text:style-name="T2">&lt;</text:span><text:span text:style-name="T5">iostream</text:span><text:span text:style-name="T2">&gt;</text:span></text:p>
      <text:p text:style-name="P16"><text:span text:style-name="T1">#include</text:span><text:span text:style-name="T2">&lt;</text:span><text:span text:style-name="T5">string</text:span><text:span text:style-name="T2">&gt;</text:span></text:p>
      <text:p text:style-name="P16"><text:span text:style-name="T3">using</text:span> <text:span text:style-name="T3">namespace</text:span> <text:span text:style-name="T6">std</text:span><text:span text:style-name="T7">;</text:span></text:p>
      <text:p text:style-name="P16"><text:span text:style-name="T3">using</text:span> <text:span text:style-name="T3">namespace</text:span> System<text:span text:style-name="T7">;</text:span></text:p>
      <text:p text:style-name="Preformatted_20_Text"/>
      <text:p text:style-name="P16"><text:span text:style-name="T3">static</text:span> <text:span text:style-name="T3">const</text:span> <text:span text:style-name="T3">int</text:span> <text:span text:style-name="T10">SIZE</text:span> <text:span text:style-name="T9">=</text:span> <text:span text:style-name="T14">20</text:span><text:span text:style-name="T7">;</text:span></text:p>
      <text:p text:style-name="P16"><text:span text:style-name="T3">static</text:span> <text:span text:style-name="T3">const</text:span> <text:span text:style-name="T3">int</text:span> SIZE_PAD <text:span text:style-name="T9">=</text:span> <text:span text:style-name="T10">SIZE</text:span> <text:span text:style-name="T9">+</text:span> <text:span text:style-name="T14">2</text:span><text:span text:style-name="T7">;</text:span></text:p>
      <text:p text:style-name="Preformatted_20_Text"/>
      <text:p text:style-name="P16"><text:span text:style-name="T3">void</text:span> outputStr<text:span text:style-name="T9">(</text:span><text:span text:style-name="T10">String</text:span> <text:span text:style-name="T9">^</text:span>str<text:span text:style-name="T9">,</text:span> <text:span text:style-name="T3">bool</text:span> setCur <text:span text:style-name="T9">=</text:span> <text:span text:style-name="T3">false</text:span><text:span text:style-name="T9">)</text:span> <text:span text:style-name="T7">{</text:span></text:p>
      <text:p text:style-name="P16"><text:s text:c="4"/><text:span text:style-name="T3">if</text:span> <text:span text:style-name="T9">(</text:span>setCur<text:span text:style-name="T9">)</text:span> Console<text:span text:style-name="T7">::</text:span>SetCursorPosition<text:span text:style-name="T9">(</text:span><text:span text:style-name="T14">0</text:span><text:span text:style-name="T9">,</text:span> <text:span text:style-name="T14">1</text:span><text:span text:style-name="T9">)</text:span><text:span text:style-name="T7">;</text:span></text:p>
      <text:p text:style-name="P16"><text:s text:c="4"/>Console<text:span text:style-name="T7">::</text:span>Write<text:span text:style-name="T9">(</text:span>str<text:span text:style-name="T9">)</text:span><text:span text:style-name="T7">;</text:span></text:p>
      <text:p text:style-name="P17">}</text:p>
      <text:p text:style-name="Preformatted_20_Text"/>
      <text:p text:style-name="P16"><text:span text:style-name="T3">void</text:span> writeLine<text:span text:style-name="T9">(</text:span><text:span text:style-name="T3">int</text:span> n<text:span text:style-name="T9">,</text:span> <text:span text:style-name="T10">String</text:span> <text:span text:style-name="T9">^</text:span> s<text:span text:style-name="T9">)</text:span> <text:span text:style-name="T7">{</text:span></text:p>
      <text:p text:style-name="P16"><text:s text:c="4"/>Console<text:span text:style-name="T7">::</text:span>SetCursorPosition<text:span text:style-name="T9">(</text:span><text:span text:style-name="T14">0</text:span><text:span text:style-name="T9">,</text:span> n<text:span text:style-name="T9">)</text:span><text:span text:style-name="T7">;</text:span></text:p>
      <text:p text:style-name="P16"><text:s text:c="4"/>outputStr<text:span text:style-name="T9">(</text:span>s<text:span text:style-name="T9">)</text:span><text:span text:style-name="T7">;</text:span></text:p>
      <text:p text:style-name="P17">}</text:p>
      <text:p text:style-name="Preformatted_20_Text"/>
      <text:p text:style-name="P16"><text:span text:style-name="T3">void</text:span> setGenStr<text:span text:style-name="T9">(</text:span><text:span text:style-name="T3">int</text:span> n<text:span text:style-name="T9">)</text:span> <text:span text:style-name="T7">{</text:span></text:p>
      <text:p text:style-name="P16"><text:s text:c="4"/>outputStr<text:span text:style-name="T9">(</text:span><text:span text:style-name="T2">L"</text:span><text:span text:style-name="T11">Generation: </text:span><text:span text:style-name="T2">"</text:span><text:span text:style-name="T9">,</text:span> <text:span text:style-name="T3">true</text:span><text:span text:style-name="T9">)</text:span><text:span text:style-name="T7">;</text:span></text:p>
      <text:p text:style-name="P16"><text:s text:c="4"/>Console<text:span text:style-name="T7">::</text:span>Write<text:span text:style-name="T9">(</text:span>n<text:span text:style-name="T9">)</text:span><text:span text:style-name="T7">;</text:span></text:p>
      <text:p text:style-name="P17">}</text:p>
      <text:p text:style-name="Preformatted_20_Text"/>
      <text:p text:style-name="P16"><text:span text:style-name="T3">void</text:span> getPos<text:span text:style-name="T9">(</text:span><text:span text:style-name="T3">int</text:span><text:span text:style-name="T9">&amp;</text:span> posLeft<text:span text:style-name="T9">,</text:span> <text:span text:style-name="T3">int</text:span><text:span text:style-name="T9">&amp;</text:span> posTop<text:span text:style-name="T9">)</text:span> <text:span text:style-name="T7">{</text:span></text:p>
      <text:p text:style-name="P16"><text:s text:c="4"/>posLeft <text:span text:style-name="T9">=</text:span> Console<text:span text:style-name="T7">::</text:span>CursorLeft<text:span text:style-name="T7">;</text:span></text:p>
      <text:p text:style-name="P16"><text:s text:c="4"/>posTop <text:span text:style-name="T9">=</text:span> Console<text:span text:style-name="T7">::</text:span>CursorTop<text:span text:style-name="T7">;</text:span></text:p>
      <text:p text:style-name="P17">}</text:p>
      <text:p text:style-name="Preformatted_20_Text"/>
      <text:p text:style-name="P16"><text:span text:style-name="T3">inline</text:span> <text:span text:style-name="T3">void</text:span> setPos<text:span text:style-name="T9">(</text:span><text:span text:style-name="T3">int</text:span><text:span text:style-name="T9">&amp;</text:span> posLeft<text:span text:style-name="T9">,</text:span> <text:span text:style-name="T3">int</text:span><text:span text:style-name="T9">&amp;</text:span> posTop<text:span text:style-name="T9">)</text:span> <text:span text:style-name="T7">{</text:span></text:p>
      <text:p text:style-name="P16"><text:s text:c="4"/>Console<text:span text:style-name="T7">::</text:span>SetCursorPosition<text:span text:style-name="T9">(</text:span>posLeft<text:span text:style-name="T9">,</text:span> posTop<text:span text:style-name="T9">)</text:span><text:span text:style-name="T7">;</text:span></text:p>
      <text:p text:style-name="P17">}</text:p>
      <text:p text:style-name="Preformatted_20_Text"/>
      <text:p text:style-name="P16"><text:span text:style-name="T3">void</text:span> clearLineUntilEnd<text:span text:style-name="T9">(</text:span><text:span text:style-name="T3">int</text:span> l<text:span text:style-name="T9">,</text:span> <text:span text:style-name="T3">int</text:span> t<text:span text:style-name="T9">)</text:span> <text:span text:style-name="T7">{</text:span></text:p>
      <text:p text:style-name="P16"><text:s text:c="4"/><text:span text:style-name="T3">for</text:span> <text:span text:style-name="T9">(</text:span><text:span text:style-name="T3">int</text:span> i <text:span text:style-name="T9">=</text:span> l<text:span text:style-name="T7">;</text:span> i <text:span text:style-name="T9">&lt;</text:span> Console<text:span text:style-name="T7">::</text:span>BufferWidth<text:span text:style-name="T7">;</text:span> i<text:span text:style-name="T9">++)</text:span> <text:span text:style-name="T7">{</text:span></text:p>
      <text:p text:style-name="P16"><text:s text:c="8"/><text:span text:style-name="T10">cout</text:span> <text:span text:style-name="T9">&lt;&lt;</text:span> <text:span text:style-name="T11">' '</text:span><text:span text:style-name="T7">;</text:span></text:p>
      <text:p text:style-name="P16"><text:s text:c="4"/><text:span text:style-name="T7">}</text:span></text:p>
      <text:p text:style-name="P16"><text:s text:c="4"/>setPos<text:span text:style-name="T9">(</text:span>l<text:span text:style-name="T9">,</text:span> t<text:span text:style-name="T9">)</text:span><text:span text:style-name="T7">;</text:span></text:p>
      <text:p text:style-name="P17">}</text:p>
      <text:p text:style-name="Preformatted_20_Text"/>
      <text:p text:style-name="P16"><text:span text:style-name="T3">void</text:span> updateCell<text:span text:style-name="T9">(</text:span><text:span text:style-name="T3">int</text:span> x<text:span text:style-name="T9">,</text:span> <text:span text:style-name="T3">int</text:span> y<text:span text:style-name="T9">,</text:span> <text:span text:style-name="T3">int</text:span> newState<text:span text:style-name="T9">,</text:span> <text:span text:style-name="T3">int</text:span> lnOffset<text:span text:style-name="T9">)</text:span> <text:span text:style-name="T7">{</text:span></text:p>
      <text:p text:style-name="P16"><text:s text:c="4"/>Console<text:span text:style-name="T7">::</text:span>SetCursorPosition<text:span text:style-name="T9">(</text:span>y <text:span text:style-name="T9">*</text:span> <text:span text:style-name="T14">2</text:span><text:span text:style-name="T9">,</text:span> lnOffset <text:span text:style-name="T9">+</text:span> x <text:span text:style-name="T9">+</text:span> <text:span text:style-name="T14">1</text:span><text:span text:style-name="T9">)</text:span><text:span text:style-name="T7">;</text:span></text:p>
      <text:p text:style-name="P20"><text:span text:style-name="T18"><text:s text:c="4"/></text:span><text:span text:style-name="T10">cout</text:span><text:span text:style-name="T18"> </text:span><text:span text:style-name="T9">&lt;&lt;</text:span><text:span text:style-name="T18"> </text:span><text:span text:style-name="T9">(</text:span><text:span text:style-name="T18">newState </text:span><text:span text:style-name="T7">?</text:span><text:span text:style-name="T18"> </text:span><text:span text:style-name="T2">"</text:span><text:span text:style-name="T12">■</text:span><text:span text:style-name="T2">"</text:span><text:span text:style-name="T18"> </text:span><text:span text:style-name="T7">:</text:span><text:span text:style-name="T18"> </text:span><text:span text:style-name="T2">"</text:span><text:span text:style-name="T11">□</text:span><text:span text:style-name="T2">"</text:span><text:span text:style-name="T9">)</text:span><text:span text:style-name="T7">;</text:span></text:p>
      <text:p text:style-name="P17">}</text:p>
      <text:p text:style-name="Preformatted_20_Text"/>
      <text:p text:style-name="P16"><text:span text:style-name="T3">void</text:span> simulateCells<text:span text:style-name="T9">(</text:span><text:span text:style-name="T3">int</text:span> cell<text:span text:style-name="T9">[][</text:span>SIZE_PAD<text:span text:style-name="T9">],</text:span> <text:span text:style-name="T3">int</text:span> delta<text:span text:style-name="T9">[][</text:span>SIZE_PAD<text:span text:style-name="T9">],</text:span> <text:span text:style-name="T3">int</text:span> posTop<text:span text:style-name="T9">)</text:span> <text:span text:style-name="T7">{</text:span></text:p>
      <text:p text:style-name="P16"><text:s text:c="4"/><text:span text:style-name="T3">for</text:span> <text:span text:style-name="T9">(</text:span><text:span text:style-name="T3">int</text:span> i <text:span text:style-name="T9">=</text:span> <text:span text:style-name="T14">1</text:span><text:span text:style-name="T7">;</text:span> i <text:span text:style-name="T9">&lt;=</text:span> <text:span text:style-name="T10">SIZE</text:span><text:span text:style-name="T7">;</text:span> i<text:span text:style-name="T9">++)</text:span> <text:span text:style-name="T7">{</text:span></text:p>
      <text:p text:style-name="P16"><text:s text:c="8"/><text:span text:style-name="T3">for</text:span> <text:span text:style-name="T9">(</text:span><text:span text:style-name="T3">int</text:span> j <text:span text:style-name="T9">=</text:span> <text:span text:style-name="T14">1</text:span><text:span text:style-name="T7">;</text:span> j <text:span text:style-name="T9">&lt;=</text:span> <text:span text:style-name="T10">SIZE</text:span><text:span text:style-name="T7">;</text:span> j<text:span text:style-name="T9">++)</text:span> <text:span text:style-name="T7">{</text:span></text:p>
      <text:p text:style-name="P16"><text:s text:c="12"/>delta<text:span text:style-name="T9">[</text:span>i<text:span text:style-name="T9">][</text:span>j<text:span text:style-name="T9">]</text:span> <text:span text:style-name="T9">=</text:span> <text:span text:style-name="T14">0</text:span><text:span text:style-name="T7">;</text:span></text:p>
      <text:p text:style-name="P16"><text:s text:c="12"/><text:span text:style-name="T3">for</text:span> <text:span text:style-name="T9">(</text:span><text:span text:style-name="T3">int</text:span> di <text:span text:style-name="T9">=</text:span> <text:span text:style-name="T9">-</text:span><text:span text:style-name="T14">1</text:span><text:span text:style-name="T7">;</text:span> di <text:span text:style-name="T9">&lt;=</text:span> <text:span text:style-name="T14">1</text:span><text:span text:style-name="T7">;</text:span> di<text:span text:style-name="T9">++)</text:span> <text:span text:style-name="T7">{</text:span></text:p>
      <text:p text:style-name="P16"><text:s text:c="16"/><text:span text:style-name="T3">for</text:span> <text:span text:style-name="T9">(</text:span><text:span text:style-name="T3">int</text:span> dj <text:span text:style-name="T9">=</text:span> <text:span text:style-name="T9">-</text:span><text:span text:style-name="T14">1</text:span><text:span text:style-name="T7">;</text:span> dj <text:span text:style-name="T9">&lt;=</text:span> <text:span text:style-name="T14">1</text:span><text:span text:style-name="T7">;</text:span> dj<text:span text:style-name="T9">++)</text:span> <text:span text:style-name="T7">{</text:span></text:p>
      <text:p text:style-name="P16"><text:s text:c="20"/><text:span text:style-name="T3">if</text:span> <text:span text:style-name="T9">(</text:span>di <text:span text:style-name="T9">==</text:span> <text:span text:style-name="T14">0</text:span> <text:span text:style-name="T9">&amp;&amp;</text:span> dj <text:span text:style-name="T9">==</text:span> <text:span text:style-name="T14">0</text:span><text:span text:style-name="T9">)</text:span> <text:span text:style-name="T3">continue</text:span><text:span text:style-name="T7">;</text:span></text:p>
      <text:p text:style-name="P16"><text:s text:c="20"/>delta<text:span text:style-name="T9">[</text:span>i<text:span text:style-name="T9">][</text:span>j<text:span text:style-name="T9">]</text:span> <text:span text:style-name="T9">+=</text:span> cell<text:span text:style-name="T9">[</text:span>i <text:span text:style-name="T9">+</text:span> di<text:span text:style-name="T9">][</text:span>j <text:span text:style-name="T9">+</text:span> dj<text:span text:style-name="T9">]</text:span><text:span text:style-name="T7">;</text:span></text:p>
      <text:p text:style-name="P16"><text:s text:c="16"/><text:span text:style-name="T7">}</text:span></text:p>
      <text:p text:style-name="Preformatted_20_Text"/>
      <text:p text:style-name="P16"><text:s text:c="12"/><text:span text:style-name="T7">}</text:span></text:p>
      <text:p text:style-name="P16"><text:soft-page-break/><text:s text:c="8"/><text:span text:style-name="T7">}</text:span></text:p>
      <text:p text:style-name="P16"><text:s text:c="4"/><text:span text:style-name="T7">}</text:span></text:p>
      <text:p text:style-name="P16"><text:s text:c="4"/><text:span text:style-name="T3">for</text:span> <text:span text:style-name="T9">(</text:span><text:span text:style-name="T3">int</text:span> i <text:span text:style-name="T9">=</text:span> <text:span text:style-name="T14">1</text:span><text:span text:style-name="T7">;</text:span> i <text:span text:style-name="T9">&lt;=</text:span> <text:span text:style-name="T10">SIZE</text:span><text:span text:style-name="T7">;</text:span> i<text:span text:style-name="T9">++)</text:span> <text:span text:style-name="T7">{</text:span></text:p>
      <text:p text:style-name="P16"><text:s text:c="8"/><text:span text:style-name="T3">for</text:span> <text:span text:style-name="T9">(</text:span><text:span text:style-name="T3">int</text:span> j <text:span text:style-name="T9">=</text:span> <text:span text:style-name="T14">1</text:span><text:span text:style-name="T7">;</text:span> j <text:span text:style-name="T9">&lt;=</text:span> <text:span text:style-name="T10">SIZE</text:span><text:span text:style-name="T7">;</text:span> j<text:span text:style-name="T9">++)</text:span> <text:span text:style-name="T7">{</text:span></text:p>
      <text:p text:style-name="P16"><text:s text:c="12"/><text:span text:style-name="T15">// determine the next state of the cell</text:span></text:p>
      <text:p text:style-name="P16"><text:s text:c="12"/><text:span text:style-name="T3">if</text:span> <text:span text:style-name="T9">(</text:span>cell<text:span text:style-name="T9">[</text:span>i<text:span text:style-name="T9">][</text:span>j<text:span text:style-name="T9">]</text:span> <text:span text:style-name="T9">&amp;&amp;</text:span> <text:span text:style-name="T9">(</text:span>delta<text:span text:style-name="T9">[</text:span>i<text:span text:style-name="T9">][</text:span>j<text:span text:style-name="T9">]</text:span> <text:span text:style-name="T9">&lt;</text:span> <text:span text:style-name="T14">2</text:span> <text:span text:style-name="T9">||</text:span> delta<text:span text:style-name="T9">[</text:span>i<text:span text:style-name="T9">][</text:span>j<text:span text:style-name="T9">]</text:span> <text:span text:style-name="T9">&gt;</text:span> <text:span text:style-name="T14">3</text:span><text:span text:style-name="T9">))</text:span> <text:span text:style-name="T7">{</text:span></text:p>
      <text:p text:style-name="P16"><text:s text:c="16"/>cell<text:span text:style-name="T9">[</text:span>i<text:span text:style-name="T9">][</text:span>j<text:span text:style-name="T9">]</text:span> <text:span text:style-name="T9">=</text:span> <text:span text:style-name="T14">0</text:span><text:span text:style-name="T7">;</text:span></text:p>
      <text:p text:style-name="P16"><text:s text:c="16"/>updateCell<text:span text:style-name="T9">(</text:span>i <text:span text:style-name="T9">-</text:span> <text:span text:style-name="T14">1</text:span><text:span text:style-name="T9">,</text:span> j <text:span text:style-name="T9">-</text:span> <text:span text:style-name="T14">1</text:span><text:span text:style-name="T9">,</text:span> <text:span text:style-name="T14">0</text:span><text:span text:style-name="T9">,</text:span> posTop<text:span text:style-name="T9">)</text:span><text:span text:style-name="T7">;</text:span></text:p>
      <text:p text:style-name="P16"><text:s text:c="12"/><text:span text:style-name="T7">}</text:span></text:p>
      <text:p text:style-name="P16"><text:s text:c="12"/><text:span text:style-name="T3">else</text:span> <text:span text:style-name="T3">if</text:span> <text:span text:style-name="T9">(!</text:span>cell<text:span text:style-name="T9">[</text:span>i<text:span text:style-name="T9">][</text:span>j<text:span text:style-name="T9">]</text:span> <text:span text:style-name="T9">&amp;&amp;</text:span> delta<text:span text:style-name="T9">[</text:span>i<text:span text:style-name="T9">][</text:span>j<text:span text:style-name="T9">]</text:span> <text:span text:style-name="T9">==</text:span> <text:span text:style-name="T14">3</text:span><text:span text:style-name="T9">)</text:span> <text:span text:style-name="T7">{</text:span></text:p>
      <text:p text:style-name="P16"><text:s text:c="16"/>cell<text:span text:style-name="T9">[</text:span>i<text:span text:style-name="T9">][</text:span>j<text:span text:style-name="T9">]</text:span> <text:span text:style-name="T9">=</text:span> <text:span text:style-name="T14">1</text:span><text:span text:style-name="T7">;</text:span></text:p>
      <text:p text:style-name="P16"><text:s text:c="16"/>updateCell<text:span text:style-name="T9">(</text:span>i <text:span text:style-name="T9">-</text:span> <text:span text:style-name="T14">1</text:span><text:span text:style-name="T9">,</text:span> j <text:span text:style-name="T9">-</text:span> <text:span text:style-name="T14">1</text:span><text:span text:style-name="T9">,</text:span> <text:span text:style-name="T14">1</text:span><text:span text:style-name="T9">,</text:span> posTop<text:span text:style-name="T9">)</text:span><text:span text:style-name="T7">;</text:span></text:p>
      <text:p text:style-name="P16"><text:s text:c="12"/><text:span text:style-name="T7">}</text:span></text:p>
      <text:p text:style-name="P16"><text:s text:c="8"/><text:span text:style-name="T7">}</text:span></text:p>
      <text:p text:style-name="P16"><text:s text:c="4"/><text:span text:style-name="T7">}</text:span></text:p>
      <text:p text:style-name="P17">}</text:p>
      <text:p text:style-name="Preformatted_20_Text"/>
      <text:p text:style-name="P16"><text:span text:style-name="T3">void</text:span> outputCells<text:span text:style-name="T9">(</text:span><text:span text:style-name="T3">int</text:span> t<text:span text:style-name="T9">[</text:span>SIZE_PAD<text:span text:style-name="T9">][</text:span>SIZE_PAD<text:span text:style-name="T9">])</text:span> <text:span text:style-name="T7">{</text:span></text:p>
      <text:p text:style-name="P16"><text:s text:c="4"/>Console<text:span text:style-name="T7">::</text:span>SetCursorPosition<text:span text:style-name="T9">(</text:span><text:span text:style-name="T14">0</text:span><text:span text:style-name="T9">,</text:span> <text:span text:style-name="T14">2</text:span><text:span text:style-name="T9">)</text:span><text:span text:style-name="T7">;</text:span></text:p>
      <text:p text:style-name="P16"><text:s text:c="4"/><text:span text:style-name="T3">for</text:span> <text:span text:style-name="T9">(</text:span><text:span text:style-name="T3">int</text:span> i <text:span text:style-name="T9">=</text:span> <text:span text:style-name="T14">1</text:span><text:span text:style-name="T7">;</text:span> i <text:span text:style-name="T9">&lt;=</text:span> <text:span text:style-name="T10">SIZE</text:span><text:span text:style-name="T7">;</text:span> i<text:span text:style-name="T9">++)</text:span> <text:span text:style-name="T7">{</text:span></text:p>
      <text:p text:style-name="P16"><text:s text:c="8"/><text:span text:style-name="T3">for</text:span> <text:span text:style-name="T9">(</text:span><text:span text:style-name="T3">int</text:span> j <text:span text:style-name="T9">=</text:span> <text:span text:style-name="T14">1</text:span><text:span text:style-name="T7">;</text:span> j <text:span text:style-name="T9">&lt;=</text:span> <text:span text:style-name="T10">SIZE</text:span><text:span text:style-name="T7">;</text:span> j<text:span text:style-name="T9">++)</text:span> <text:span text:style-name="T7">{</text:span></text:p>
      <text:p text:style-name="P20"><text:span text:style-name="T18"><text:s text:c="12"/></text:span><text:span text:style-name="T10">cout</text:span><text:span text:style-name="T18"> </text:span><text:span text:style-name="T9">&lt;&lt;</text:span><text:span text:style-name="T18"> </text:span><text:span text:style-name="T9">(</text:span><text:span text:style-name="T18">t</text:span><text:span text:style-name="T9">[</text:span><text:span text:style-name="T18">i</text:span><text:span text:style-name="T9">][</text:span><text:span text:style-name="T18">j</text:span><text:span text:style-name="T9">]</text:span><text:span text:style-name="T18"> </text:span><text:span text:style-name="T7">?</text:span><text:span text:style-name="T18"> </text:span><text:span text:style-name="T2">"</text:span><text:span text:style-name="T13">■</text:span><text:span text:style-name="T2">"</text:span><text:span text:style-name="T18"> </text:span><text:span text:style-name="T7">:</text:span><text:span text:style-name="T18"> </text:span><text:span text:style-name="T2">"</text:span><text:span text:style-name="T11">□</text:span><text:span text:style-name="T2">"</text:span><text:span text:style-name="T9">)</text:span><text:span text:style-name="T7">;</text:span></text:p>
      <text:p text:style-name="P16"><text:s text:c="8"/><text:span text:style-name="T7">}</text:span></text:p>
      <text:p text:style-name="P16"><text:s text:c="8"/><text:span text:style-name="T10">cout</text:span> <text:span text:style-name="T9">&lt;&lt;</text:span> <text:span text:style-name="T10">endl</text:span><text:span text:style-name="T7">;</text:span></text:p>
      <text:p text:style-name="P16"><text:s text:c="4"/><text:span text:style-name="T7">}</text:span></text:p>
      <text:p text:style-name="P17">}</text:p>
      <text:p text:style-name="Preformatted_20_Text"/>
      <text:p text:style-name="P16"><text:span text:style-name="T3">int</text:span> <text:span text:style-name="T8">main</text:span><text:span text:style-name="T9">(</text:span><text:span text:style-name="T10">array</text:span><text:span text:style-name="T9">&lt;</text:span><text:span text:style-name="T10">String</text:span> <text:span text:style-name="T9">^&gt;</text:span> <text:span text:style-name="T9">^</text:span>args<text:span text:style-name="T9">)</text:span> <text:span text:style-name="T7">{</text:span></text:p>
      <text:p text:style-name="P16"><text:s text:c="4"/><text:span text:style-name="T3">int</text:span> cnt <text:span text:style-name="T9">=</text:span> <text:span text:style-name="T14">0</text:span><text:span text:style-name="T7">;</text:span></text:p>
      <text:p text:style-name="P16"><text:s text:c="4"/><text:span text:style-name="T3">int</text:span> cell<text:span text:style-name="T9">[</text:span>SIZE_PAD<text:span text:style-name="T9">][</text:span>SIZE_PAD<text:span text:style-name="T9">]</text:span> <text:span text:style-name="T9">=</text:span> <text:span text:style-name="T7">{</text:span> <text:span text:style-name="T14">0</text:span> <text:span text:style-name="T7">};</text:span></text:p>
      <text:p text:style-name="P16"><text:s text:c="4"/><text:span text:style-name="T3">int</text:span> delta<text:span text:style-name="T9">[</text:span>SIZE_PAD<text:span text:style-name="T9">][</text:span>SIZE_PAD<text:span text:style-name="T9">]</text:span><text:span text:style-name="T7">;</text:span></text:p>
      <text:p text:style-name="P16"><text:s text:c="4"/><text:span text:style-name="T3">int</text:span> x <text:span text:style-name="T9">=</text:span> <text:span text:style-name="T9">-</text:span><text:span text:style-name="T14">1</text:span><text:span text:style-name="T9">,</text:span> y <text:span text:style-name="T9">=</text:span> <text:span text:style-name="T9">-</text:span><text:span text:style-name="T14">1</text:span><text:span text:style-name="T7">;</text:span></text:p>
      <text:p text:style-name="P16"><text:s text:c="4"/><text:span text:style-name="T3">int</text:span> posLeft<text:span text:style-name="T7">;</text:span></text:p>
      <text:p text:style-name="P16"><text:s text:c="4"/><text:span text:style-name="T3">int</text:span> posTop<text:span text:style-name="T7">;</text:span></text:p>
      <text:p text:style-name="Preformatted_20_Text"/>
      <text:p text:style-name="P16"><text:s text:c="4"/>writeLine<text:span text:style-name="T9">(</text:span><text:span text:style-name="T14">0</text:span><text:span text:style-name="T9">,</text:span> <text:span text:style-name="T2">"</text:span><text:span text:style-name="T11">Game of Life</text:span><text:span text:style-name="T2">"</text:span><text:span text:style-name="T9">)</text:span><text:span text:style-name="T7">;</text:span></text:p>
      <text:p text:style-name="P16"><text:s text:c="4"/>outputStr<text:span text:style-name="T9">(</text:span><text:span text:style-name="T2">L"</text:span><text:span text:style-name="T11">Input (x,y) to toggle the cell, input (-1,-1) to start simulation: </text:span><text:span text:style-name="T2">"</text:span><text:span text:style-name="T9">,</text:span> <text:span text:style-name="T3">true</text:span><text:span text:style-name="T9">)</text:span><text:span text:style-name="T7">;</text:span></text:p>
      <text:p text:style-name="P16"><text:s text:c="4"/>getPos<text:span text:style-name="T9">(</text:span>posLeft<text:span text:style-name="T9">,</text:span> posTop<text:span text:style-name="T9">)</text:span><text:span text:style-name="T7">;</text:span></text:p>
      <text:p text:style-name="P16"><text:s text:c="4"/>outputCells<text:span text:style-name="T9">(</text:span>cell<text:span text:style-name="T9">)</text:span><text:span text:style-name="T7">;</text:span></text:p>
      <text:p text:style-name="P16"><text:s text:c="4"/>setPos<text:span text:style-name="T9">(</text:span>posLeft<text:span text:style-name="T9">,</text:span> posTop<text:span text:style-name="T9">)</text:span><text:span text:style-name="T7">;</text:span></text:p>
      <text:p text:style-name="Preformatted_20_Text"/>
      <text:p text:style-name="P16"><text:s text:c="4"/><text:span text:style-name="T15">// input state</text:span></text:p>
      <text:p text:style-name="P16"><text:s text:c="4"/><text:span text:style-name="T3">while</text:span> <text:span text:style-name="T9">(</text:span><text:span text:style-name="T10">cin</text:span> <text:span text:style-name="T9">&gt;&gt;</text:span> x <text:span text:style-name="T9">&gt;&gt;</text:span> y</text:p>
      <text:p text:style-name="P16"><text:s text:c="8"/><text:span text:style-name="T9">&amp;&amp;</text:span> x <text:span text:style-name="T9">&gt;=</text:span> <text:span text:style-name="T14">0</text:span> <text:span text:style-name="T9">&amp;&amp;</text:span> y <text:span text:style-name="T9">&gt;=</text:span> <text:span text:style-name="T14">0</text:span></text:p>
      <text:p text:style-name="P16"><text:s text:c="8"/><text:span text:style-name="T9">&amp;&amp;</text:span> x <text:span text:style-name="T9">&lt;=</text:span> <text:span text:style-name="T10">SIZE</text:span> <text:span text:style-name="T9">&amp;&amp;</text:span> y <text:span text:style-name="T9">&lt;=</text:span> <text:span text:style-name="T10">SIZE</text:span><text:span text:style-name="T9">)</text:span> <text:span text:style-name="T7">{</text:span></text:p>
      <text:p text:style-name="P16"><text:s text:c="8"/>cell<text:span text:style-name="T9">[</text:span>x<text:span text:style-name="T9">+</text:span><text:span text:style-name="T14">1</text:span><text:span text:style-name="T9">][</text:span>y<text:span text:style-name="T9">+</text:span><text:span text:style-name="T14">1</text:span><text:span text:style-name="T9">]</text:span> <text:span text:style-name="T9">=</text:span> <text:span text:style-name="T9">!</text:span>cell<text:span text:style-name="T9">[</text:span>x<text:span text:style-name="T9">+</text:span><text:span text:style-name="T14">1</text:span><text:span text:style-name="T9">][</text:span>y<text:span text:style-name="T9">+</text:span><text:span text:style-name="T14">1</text:span><text:span text:style-name="T9">]</text:span><text:span text:style-name="T7">;</text:span></text:p>
      <text:p text:style-name="P16"><text:s text:c="8"/><text:span text:style-name="T15">// update only the cell; assuming wide characters</text:span></text:p>
      <text:p text:style-name="P16"><text:s text:c="8"/>updateCell<text:span text:style-name="T9">(</text:span>x<text:span text:style-name="T9">,</text:span> y<text:span text:style-name="T9">,</text:span> cell<text:span text:style-name="T9">[</text:span>x<text:span text:style-name="T9">+</text:span><text:span text:style-name="T14">1</text:span><text:span text:style-name="T9">][</text:span>y<text:span text:style-name="T9">+</text:span><text:span text:style-name="T14">1</text:span><text:span text:style-name="T9">],</text:span> posTop<text:span text:style-name="T9">)</text:span><text:span text:style-name="T7">;</text:span></text:p>
      <text:p text:style-name="P16"><text:s text:c="8"/>setPos<text:span text:style-name="T9">(</text:span>posLeft<text:span text:style-name="T9">,</text:span> posTop<text:span text:style-name="T9">)</text:span><text:span text:style-name="T7">;</text:span></text:p>
      <text:p text:style-name="P16"><text:s text:c="8"/><text:span text:style-name="T15">// clear previous output, allowing next input</text:span></text:p>
      <text:p text:style-name="P16"><text:s text:c="8"/>clearLineUntilEnd<text:span text:style-name="T9">(</text:span>posLeft<text:span text:style-name="T9">,</text:span> posTop<text:span text:style-name="T9">)</text:span><text:span text:style-name="T7">;</text:span></text:p>
      <text:p text:style-name="P16"><text:s text:c="4"/><text:span text:style-name="T7">}</text:span></text:p>
      <text:p text:style-name="Preformatted_20_Text"/>
      <text:p text:style-name="P16"><text:s text:c="4"/><text:span text:style-name="T10">cin</text:span><text:span text:style-name="T9">.</text:span>ignore<text:span text:style-name="T9">(</text:span><text:span text:style-name="T14">1</text:span><text:span text:style-name="T9">)</text:span><text:span text:style-name="T7">;</text:span></text:p>
      <text:p text:style-name="Preformatted_20_Text"/>
      <text:p text:style-name="P16"><text:s text:c="4"/><text:span text:style-name="T15">// simulation state</text:span></text:p>
      <text:p text:style-name="P16"><text:s text:c="4"/><text:span text:style-name="T10">string</text:span> s<text:span text:style-name="T7">;</text:span></text:p>
      <text:p text:style-name="P16"><text:s text:c="4"/><text:span text:style-name="T3">while</text:span> <text:span text:style-name="T9">(</text:span><text:span text:style-name="T3">true</text:span><text:span text:style-name="T9">)</text:span> <text:span text:style-name="T7">{</text:span></text:p>
      <text:p text:style-name="P16"><text:s text:c="8"/>outputStr<text:span text:style-name="T9">(</text:span><text:span text:style-name="T2">L"</text:span><text:span text:style-name="T11">===Emulation=== Go to next n generations (Ctrl+Z to end) [1]: </text:span><text:span text:style-name="T2">"</text:span><text:span text:style-name="T9">,</text:span> <text:span text:style-name="T3">true</text:span><text:span text:style-name="T9">)</text:span><text:span text:style-name="T7">;</text:span></text:p>
      <text:p text:style-name="P16"><text:s text:c="8"/>getPos<text:span text:style-name="T9">(</text:span>posLeft<text:span text:style-name="T9">,</text:span> posTop<text:span text:style-name="T9">)</text:span><text:span text:style-name="T7">;</text:span></text:p>
      <text:p text:style-name="P16"><text:s text:c="8"/>clearLineUntilEnd<text:span text:style-name="T9">(</text:span>posLeft<text:span text:style-name="T9">,</text:span> posTop<text:span text:style-name="T9">)</text:span><text:span text:style-name="T7">;</text:span></text:p>
      <text:p text:style-name="Preformatted_20_Text"/>
      <text:p text:style-name="P16"><text:s text:c="8"/><text:span text:style-name="T3">bool</text:span> stopSig <text:span text:style-name="T9">=</text:span> <text:span text:style-name="T9">!</text:span>getline<text:span text:style-name="T9">(</text:span><text:span text:style-name="T10">cin</text:span><text:span text:style-name="T9">,</text:span> s<text:span text:style-name="T9">)</text:span><text:span text:style-name="T7">;</text:span></text:p>
      <text:p text:style-name="P16"><text:s text:c="8"/><text:span text:style-name="T3">int</text:span> gen <text:span text:style-name="T9">=</text:span> <text:span text:style-name="T14">0</text:span><text:span text:style-name="T7">;</text:span></text:p>
      <text:p text:style-name="P16"><text:s text:c="8"/><text:span text:style-name="T3">if</text:span> <text:span text:style-name="T9">(!</text:span>s<text:span text:style-name="T9">.</text:span>size<text:span text:style-name="T9">())</text:span> gen <text:span text:style-name="T9">=</text:span> <text:span text:style-name="T14">1</text:span><text:span text:style-name="T7">;</text:span></text:p>
      <text:p text:style-name="P16"><text:s text:c="8"/><text:span text:style-name="T3">for</text:span> <text:span text:style-name="T9">(</text:span><text:span text:style-name="T3">int</text:span> i <text:span text:style-name="T9">=</text:span> <text:span text:style-name="T14">0</text:span><text:span text:style-name="T9">,</text:span> n <text:span text:style-name="T9">=</text:span> s<text:span text:style-name="T9">.</text:span>size<text:span text:style-name="T9">()</text:span><text:span text:style-name="T7">;</text:span> i <text:span text:style-name="T9">&lt;</text:span> n<text:span text:style-name="T7">;</text:span> i<text:span text:style-name="T9">++)</text:span> <text:span text:style-name="T7">{</text:span></text:p>
      <text:p text:style-name="P16"><text:soft-page-break/><text:s text:c="12"/><text:span text:style-name="T3">if</text:span> <text:span text:style-name="T9">(</text:span>s<text:span text:style-name="T9">[</text:span>i<text:span text:style-name="T9">]</text:span> <text:span text:style-name="T9">&gt;=</text:span> <text:span text:style-name="T11">'0'</text:span> <text:span text:style-name="T9">&amp;&amp;</text:span> s<text:span text:style-name="T9">[</text:span>i<text:span text:style-name="T9">]</text:span> <text:span text:style-name="T9">&lt;=</text:span> <text:span text:style-name="T11">'9'</text:span><text:span text:style-name="T9">)</text:span> gen <text:span text:style-name="T9">=</text:span> gen <text:span text:style-name="T9">*</text:span> <text:span text:style-name="T14">10</text:span> <text:span text:style-name="T9">+</text:span> <text:span text:style-name="T9">(</text:span>s<text:span text:style-name="T9">[</text:span>i<text:span text:style-name="T9">]-</text:span><text:span text:style-name="T11">'0'</text:span><text:span text:style-name="T9">)</text:span><text:span text:style-name="T7">;</text:span></text:p>
      <text:p text:style-name="P16"><text:s text:c="12"/><text:span text:style-name="T3">else</text:span> <text:span text:style-name="T7">{</text:span></text:p>
      <text:p text:style-name="P16"><text:s text:c="16"/>stopSig <text:span text:style-name="T9">=</text:span> <text:span text:style-name="T3">true</text:span><text:span text:style-name="T7">;</text:span></text:p>
      <text:p text:style-name="P16"><text:s text:c="16"/><text:span text:style-name="T3">break</text:span><text:span text:style-name="T7">;</text:span></text:p>
      <text:p text:style-name="P16"><text:s text:c="12"/><text:span text:style-name="T7">}</text:span></text:p>
      <text:p text:style-name="P16"><text:s text:c="8"/><text:span text:style-name="T7">}</text:span></text:p>
      <text:p text:style-name="Preformatted_20_Text"/>
      <text:p text:style-name="P16"><text:s text:c="8"/><text:span text:style-name="T3">if</text:span> <text:span text:style-name="T9">(</text:span>stopSig<text:span text:style-name="T9">)</text:span> <text:span text:style-name="T3">break</text:span><text:span text:style-name="T7">;</text:span></text:p>
      <text:p text:style-name="Preformatted_20_Text"/>
      <text:p text:style-name="P16"><text:s text:c="8"/><text:span text:style-name="T3">while</text:span> <text:span text:style-name="T9">(</text:span>gen<text:span text:style-name="T9">--)</text:span></text:p>
      <text:p text:style-name="P16"><text:s text:c="12"/>simulateCells<text:span text:style-name="T9">(</text:span>cell<text:span text:style-name="T9">,</text:span> delta<text:span text:style-name="T9">,</text:span> posTop<text:span text:style-name="T9">)</text:span><text:span text:style-name="T7">;</text:span></text:p>
      <text:p text:style-name="P16"><text:s text:c="4"/><text:span text:style-name="T7">}</text:span></text:p>
      <text:p text:style-name="Preformatted_20_Text"/>
      <text:p text:style-name="P16"><text:s text:c="4"/><text:span text:style-name="T3">return</text:span> <text:span text:style-name="T14">0</text:span><text:span text:style-name="T7">;</text:span></text:p>
      <text:p text:style-name="P17">}</text:p>
      <text:p text:style-name="Preformatted_20_Text"/>
      <text:h text:style-name="P22" text:outline-level="1">B.</text:h>
      <text:p text:style-name="P16">﻿<text:span text:style-name="T15">//================================================================</text:span></text:p>
      <text:p text:style-name="P15">// <text:s/>PROGRAMMER <text:s/>: 潘廣霖</text:p>
      <text:p text:style-name="P15">// <text:s/>DATE <text:s text:c="7"/>: 2015-11-27</text:p>
      <text:p text:style-name="P15">// <text:s/>FILENAME <text:s text:c="3"/>: HW05B002.CPP</text:p>
      <text:p text:style-name="P15">// <text:s/>DESCRIPTION : Compute a magic square of odd cells.</text:p>
      <text:p text:style-name="P15">//================================================================</text:p>
      <text:p text:style-name="Preformatted_20_Text"/>
      <text:p text:style-name="P16"><text:span text:style-name="T1">#include </text:span><text:span text:style-name="T2">"</text:span><text:span text:style-name="T5">stdafx.h</text:span><text:span text:style-name="T2">"</text:span></text:p>
      <text:p text:style-name="Preformatted_20_Text"/>
      <text:p text:style-name="P16"><text:span text:style-name="T1">#include</text:span><text:span text:style-name="T2">&lt;</text:span><text:span text:style-name="T5">iostream</text:span><text:span text:style-name="T2">&gt;</text:span></text:p>
      <text:p text:style-name="P16"><text:span text:style-name="T1">#include</text:span><text:span text:style-name="T2">&lt;</text:span><text:span text:style-name="T5">iomanip</text:span><text:span text:style-name="T2">&gt;</text:span></text:p>
      <text:p text:style-name="P16"><text:span text:style-name="T1">#include</text:span><text:span text:style-name="T2">&lt;</text:span><text:span text:style-name="T5">cstdlib</text:span><text:span text:style-name="T2">&gt;</text:span></text:p>
      <text:p text:style-name="Preformatted_20_Text"/>
      <text:p text:style-name="P16"><text:span text:style-name="T3">using</text:span> <text:span text:style-name="T3">namespace</text:span> <text:span text:style-name="T6">std</text:span><text:span text:style-name="T7">;</text:span></text:p>
      <text:p text:style-name="Preformatted_20_Text"/>
      <text:p text:style-name="P19">#ifdef _MSC_VER</text:p>
      <text:p text:style-name="P16"><text:span text:style-name="T3">int</text:span> _tmain<text:span text:style-name="T9">(</text:span><text:span text:style-name="T3">int</text:span> argc<text:span text:style-name="T9">,</text:span> _TCHAR<text:span text:style-name="T9">*</text:span> argv<text:span text:style-name="T9">[])</text:span> <text:span text:style-name="T7">{</text:span></text:p>
      <text:p text:style-name="P19">#else</text:p>
      <text:p text:style-name="P16"><text:span text:style-name="T3">int</text:span> <text:span text:style-name="T8">main</text:span><text:span text:style-name="T9">()</text:span> <text:span text:style-name="T7">{</text:span></text:p>
      <text:p text:style-name="P16"><text:span text:style-name="T1">#endif </text:span><text:span text:style-name="T15">// _MSC_VER</text:span></text:p>
      <text:p text:style-name="P16"><text:s text:c="4"/><text:span text:style-name="T3">int</text:span><text:span text:style-name="T9">**</text:span> magic<text:span text:style-name="T7">;</text:span></text:p>
      <text:p text:style-name="Preformatted_20_Text"/>
      <text:p text:style-name="P16"><text:s text:c="4"/><text:span text:style-name="T3">int</text:span> n<text:span text:style-name="T9">,</text:span> n2<text:span text:style-name="T7">;</text:span></text:p>
      <text:p text:style-name="P16"><text:s text:c="4"/><text:span text:style-name="T10">cout</text:span> <text:span text:style-name="T9">&lt;&lt;</text:span> <text:span text:style-name="T2">"</text:span><text:span text:style-name="T11">Input the edge N = </text:span><text:span text:style-name="T2">"</text:span><text:span text:style-name="T7">;</text:span></text:p>
      <text:p text:style-name="P16"><text:s text:c="4"/><text:span text:style-name="T10">cin</text:span> <text:span text:style-name="T9">&gt;&gt;</text:span> n<text:span text:style-name="T7">;</text:span></text:p>
      <text:p text:style-name="P16"><text:s text:c="4"/>n2 <text:span text:style-name="T9">=</text:span> n <text:span text:style-name="T9">*</text:span> n<text:span text:style-name="T7">;</text:span></text:p>
      <text:p text:style-name="Preformatted_20_Text"/>
      <text:p text:style-name="P16"><text:s text:c="4"/><text:span text:style-name="T3">if</text:span> <text:span text:style-name="T9">(!(</text:span>n<text:span text:style-name="T9">%</text:span><text:span text:style-name="T14">2</text:span><text:span text:style-name="T9">))</text:span> <text:span text:style-name="T7">{</text:span></text:p>
      <text:p text:style-name="P16"><text:s text:c="8"/><text:span text:style-name="T10">cout</text:span> <text:span text:style-name="T9">&lt;&lt;</text:span> <text:span text:style-name="T2">"</text:span><text:span text:style-name="T11">n must be odd! exiting...</text:span><text:span text:style-name="T2">"</text:span> <text:span text:style-name="T9">&lt;&lt;</text:span> <text:span text:style-name="T10">endl</text:span><text:span text:style-name="T7">;</text:span></text:p>
      <text:p text:style-name="P16"><text:s text:c="8"/><text:span text:style-name="T3">return</text:span> <text:span text:style-name="T14">1</text:span><text:span text:style-name="T7">;</text:span></text:p>
      <text:p text:style-name="P16"><text:s text:c="4"/><text:span text:style-name="T7">}</text:span></text:p>
      <text:p text:style-name="Preformatted_20_Text"/>
      <text:p text:style-name="P16"><text:s text:c="4"/><text:span text:style-name="T15">// allocating an n x n matrix dynamically</text:span></text:p>
      <text:p text:style-name="P16"><text:s text:c="4"/>magic <text:span text:style-name="T9">=</text:span> <text:span text:style-name="T3">new</text:span> <text:span text:style-name="T3">int</text:span><text:span text:style-name="T9">*</text:span> <text:span text:style-name="T9">[</text:span>n<text:span text:style-name="T9">]</text:span><text:span text:style-name="T7">;</text:span></text:p>
      <text:p text:style-name="P16"><text:s text:c="4"/><text:span text:style-name="T3">for</text:span> <text:span text:style-name="T9">(</text:span><text:span text:style-name="T3">int</text:span> i <text:span text:style-name="T9">=</text:span> <text:span text:style-name="T14">0</text:span><text:span text:style-name="T7">;</text:span> i <text:span text:style-name="T9">&lt;</text:span> n<text:span text:style-name="T7">;</text:span> i<text:span text:style-name="T9">++)</text:span> <text:span text:style-name="T7">{</text:span></text:p>
      <text:p text:style-name="P16"><text:s text:c="8"/>magic<text:span text:style-name="T9">[</text:span>i<text:span text:style-name="T9">]</text:span> <text:span text:style-name="T9">=</text:span> <text:span text:style-name="T3">new</text:span> <text:span text:style-name="T3">int</text:span><text:span text:style-name="T9">[</text:span>n<text:span text:style-name="T9">]</text:span><text:span text:style-name="T7">;</text:span></text:p>
      <text:p text:style-name="P16"><text:s text:c="8"/><text:span text:style-name="T3">for</text:span> <text:span text:style-name="T9">(</text:span><text:span text:style-name="T3">int</text:span> j <text:span text:style-name="T9">=</text:span> <text:span text:style-name="T14">0</text:span><text:span text:style-name="T7">;</text:span> j <text:span text:style-name="T9">&lt;</text:span> n<text:span text:style-name="T7">;</text:span> j<text:span text:style-name="T9">++)</text:span></text:p>
      <text:p text:style-name="P16"><text:s text:c="12"/>magic<text:span text:style-name="T9">[</text:span>i<text:span text:style-name="T9">][</text:span>j<text:span text:style-name="T9">]</text:span> <text:span text:style-name="T9">=</text:span> <text:span text:style-name="T14">0</text:span><text:span text:style-name="T7">;</text:span></text:p>
      <text:p text:style-name="P16"><text:s text:c="4"/><text:span text:style-name="T7">}</text:span></text:p>
      <text:p text:style-name="Preformatted_20_Text"/>
      <text:p text:style-name="P16"><text:s text:c="4"/><text:span text:style-name="T15">// filling number</text:span></text:p>
      <text:p text:style-name="P16"><text:s text:c="4"/><text:span text:style-name="T3">int</text:span> x <text:span text:style-name="T9">=</text:span> <text:span text:style-name="T14">0</text:span><text:span text:style-name="T9">,</text:span> y <text:span text:style-name="T9">=</text:span> n<text:span text:style-name="T9">/</text:span><text:span text:style-name="T14">2</text:span><text:span text:style-name="T7">;</text:span></text:p>
      <text:p text:style-name="P16"><text:s text:c="4"/><text:span text:style-name="T3">for</text:span> <text:span text:style-name="T9">(</text:span><text:span text:style-name="T3">int</text:span> i <text:span text:style-name="T9">=</text:span> <text:span text:style-name="T14">0</text:span><text:span text:style-name="T7">;</text:span> i <text:span text:style-name="T9">&lt;</text:span> n2<text:span text:style-name="T7">;</text:span> i<text:span text:style-name="T9">++)</text:span> <text:span text:style-name="T7">{</text:span></text:p>
      <text:p text:style-name="P16"><text:s text:c="8"/>magic<text:span text:style-name="T9">[</text:span>x<text:span text:style-name="T9">][</text:span>y<text:span text:style-name="T9">]</text:span> <text:span text:style-name="T9">=</text:span> i<text:span text:style-name="T9">+</text:span><text:span text:style-name="T14">1</text:span><text:span text:style-name="T7">;</text:span></text:p>
      <text:p text:style-name="P16"><text:s text:c="8"/>x <text:span text:style-name="T9">=</text:span> <text:span text:style-name="T9">(</text:span>x<text:span text:style-name="T9">+</text:span>n<text:span text:style-name="T9">-</text:span><text:span text:style-name="T14">1</text:span><text:span text:style-name="T9">)</text:span> <text:span text:style-name="T9">%</text:span> n<text:span text:style-name="T7">;</text:span></text:p>
      <text:p text:style-name="P16"><text:s text:c="8"/>y <text:span text:style-name="T9">=</text:span> <text:span text:style-name="T9">(</text:span>y<text:span text:style-name="T9">+</text:span><text:span text:style-name="T14">1</text:span><text:span text:style-name="T9">)</text:span> <text:span text:style-name="T9">%</text:span> n<text:span text:style-name="T7">;</text:span></text:p>
      <text:p text:style-name="P16"><text:s text:c="8"/><text:span text:style-name="T3">if</text:span> <text:span text:style-name="T9">(</text:span>magic<text:span text:style-name="T9">[</text:span>x<text:span text:style-name="T9">][</text:span>y<text:span text:style-name="T9">]</text:span> <text:span text:style-name="T9">&gt;</text:span> <text:span text:style-name="T14">0</text:span><text:span text:style-name="T9">)</text:span> <text:span text:style-name="T7">{</text:span></text:p>
      <text:p text:style-name="P16"><text:s text:c="12"/>x <text:span text:style-name="T9">=</text:span> <text:span text:style-name="T9">(</text:span>x<text:span text:style-name="T9">+</text:span><text:span text:style-name="T14">2</text:span><text:span text:style-name="T9">)</text:span> <text:span text:style-name="T9">%</text:span> n<text:span text:style-name="T7">;</text:span></text:p>
      <text:p text:style-name="P16"><text:s text:c="12"/>y <text:span text:style-name="T9">=</text:span> <text:span text:style-name="T9">(</text:span>y<text:span text:style-name="T9">+</text:span>n<text:span text:style-name="T9">-</text:span><text:span text:style-name="T14">1</text:span><text:span text:style-name="T9">)</text:span> <text:span text:style-name="T9">%</text:span> n<text:span text:style-name="T7">;</text:span></text:p>
      <text:p text:style-name="P16"><text:s text:c="8"/><text:span text:style-name="T7">}</text:span></text:p>
      <text:p text:style-name="P16"><text:s text:c="4"/><text:span text:style-name="T7">}</text:span></text:p>
      <text:p text:style-name="Preformatted_20_Text"/>
      <text:p text:style-name="P16"><text:s text:c="4"/><text:span text:style-name="T15">// printing</text:span></text:p>
      <text:p text:style-name="P16"><text:s text:c="4"/><text:span text:style-name="T10">cout</text:span> <text:span text:style-name="T9">&lt;&lt;</text:span> <text:span text:style-name="T2">"</text:span><text:span text:style-name="T11">Here is </text:span><text:span text:style-name="T2">"</text:span> <text:span text:style-name="T9">&lt;&lt;</text:span> n <text:span text:style-name="T9">&lt;&lt;</text:span> <text:span text:style-name="T2">"</text:span><text:span text:style-name="T11"> x </text:span><text:span text:style-name="T2">"</text:span> <text:span text:style-name="T9">&lt;&lt;</text:span> n <text:span text:style-name="T9">&lt;&lt;</text:span> <text:span text:style-name="T2">"</text:span><text:span text:style-name="T11"> magic square!</text:span><text:span text:style-name="T2">"</text:span> <text:span text:style-name="T9">&lt;&lt;</text:span> <text:span text:style-name="T10">endl</text:span><text:span text:style-name="T7">;</text:span></text:p>
      <text:p text:style-name="P16"><text:s text:c="4"/><text:span text:style-name="T3">for</text:span> <text:span text:style-name="T9">(</text:span><text:span text:style-name="T3">int</text:span> i <text:span text:style-name="T9">=</text:span> <text:span text:style-name="T14">0</text:span><text:span text:style-name="T7">;</text:span> i <text:span text:style-name="T9">&lt;</text:span> n<text:span text:style-name="T7">;</text:span> i<text:span text:style-name="T9">++)</text:span> <text:span text:style-name="T7">{</text:span></text:p>
      <text:p text:style-name="P16"><text:s text:c="8"/><text:span text:style-name="T3">for</text:span> <text:span text:style-name="T9">(</text:span><text:span text:style-name="T3">int</text:span> j <text:span text:style-name="T9">=</text:span> <text:span text:style-name="T14">0</text:span><text:span text:style-name="T7">;</text:span> j <text:span text:style-name="T9">&lt;</text:span> n<text:span text:style-name="T7">;</text:span> j<text:span text:style-name="T9">++)</text:span></text:p>
      <text:p text:style-name="P16"><text:s text:c="12"/><text:span text:style-name="T10">cout</text:span> <text:span text:style-name="T9">&lt;&lt;</text:span> <text:span text:style-name="T10">setw</text:span><text:span text:style-name="T9">(</text:span><text:span text:style-name="T14">5</text:span><text:span text:style-name="T9">)</text:span> <text:span text:style-name="T9">&lt;&lt;</text:span> right <text:span text:style-name="T9">&lt;&lt;</text:span> magic<text:span text:style-name="T9">[</text:span>i<text:span text:style-name="T9">][</text:span>j<text:span text:style-name="T9">]</text:span><text:span text:style-name="T7">;</text:span></text:p>
      <text:p text:style-name="P16"><text:s text:c="8"/><text:span text:style-name="T10">cout</text:span> <text:span text:style-name="T9">&lt;&lt;</text:span> <text:span text:style-name="T10">endl</text:span><text:span text:style-name="T7">;</text:span></text:p>
      <text:p text:style-name="P16"><text:s text:c="4"/><text:span text:style-name="T7">}</text:span></text:p>
      <text:p text:style-name="Preformatted_20_Text"/>
      <text:p text:style-name="P16"><text:s text:c="4"/><text:span text:style-name="T10">system</text:span><text:span text:style-name="T9">(</text:span><text:span text:style-name="T2">"</text:span><text:span text:style-name="T11">pause</text:span><text:span text:style-name="T2">"</text:span><text:span text:style-name="T9">)</text:span><text:span text:style-name="T7">;</text:span></text:p>
      <text:p text:style-name="P2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標楷體" svg:font-family="標楷體" style:font-family-generic="script"/>
    <style:font-face style:name="Droid Sans Fallback1" svg:font-family="'Droid Sans Fallback'" style:font-family-generic="swiss"/>
    <style:font-face style:name="Ubuntu Mono1" svg:font-family="'Ubuntu Mono'" style:font-pitch="fixed"/>
    <style:font-face style:name="Ubuntu Mono" svg:font-family="'Ubuntu Mono'" style:font-adornments="標準" style:font-pitch="fixed"/>
    <style:font-face style:name="Lato" svg:font-family="Lato" style:font-pitch="variable"/>
    <style:font-face style:name="思源黑體 HW Regular" svg:font-family="'思源黑體 HW Regular'" style:font-adornments="標準" style:font-pitch="variable"/>
    <style:font-face style:name="思源黑體 Normal" svg:font-family="'思源黑體 Norma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驛微米黑" style:font-family-asian="文泉驛微米黑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 style:snap-to-layout-grid="false"/>
      <style:text-properties fo:color="#696969" style:font-name="Ubuntu Mono1" fo:font-family="'Ubuntu Mono'" style:font-pitch="fixed" fo:font-size="10pt" officeooo:rsid="001616a1" style:font-name-asian="Ubuntu Mono1" style:font-family-asian="'Ubuntu Mono'" style:font-pitch-asian="fixed" style:font-size-asian="10pt" style:font-name-complex="標楷體" style:font-family-complex="標楷體" style:font-family-generic-complex="script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Preformatted_20_Text" style:class="text" style:master-page-name="">
      <style:paragraph-properties fo:line-height="115%" style:page-number="auto">
        <style:tab-stops/>
      </style:paragraph-properties>
      <style:text-properties style:font-name="Ubuntu Mono" fo:font-family="'Ubuntu Mono'" style:font-style-name="標準" style:font-pitch="fixed" fo:font-size="11pt" style:font-name-asian="思源黑體 HW Regular" style:font-family-asian="'思源黑體 HW Regular'" style:font-style-name-asian="標準" style:font-pitch-asian="variable" style:font-size-asian="11pt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95959" fo:font-size="8pt" style:font-size-asian="8pt"/>
    </style:style>
    <style:style style:name="MP2" style:family="paragraph" style:parent-style-name="Standard">
      <style:paragraph-properties fo:margin-left="-0.25cm" fo:margin-right="0cm" fo:text-indent="0cm" style:auto-text-indent="false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74pt solid #ffffff"/>
    </style:style>
    <style:style style:name="Mfr2" style:family="graphic" style:parent-style-name="OLE">
      <style:graphic-properties fo:margin-left="0cm" fo:margin-right="0cm" style:vertical-pos="top" style:vertical-rel="baseline" fo:padding="0.002cm" fo:border="none" draw:ole-draw-aspect="1" draw:visible-area-width="1.189cm" draw:visible-area-height="1.016cm"/>
    </style:style>
    <style:page-layout style:name="Mpm1">
      <style:page-layout-properties fo:page-width="21.001cm" fo:page-height="29.7cm" style:num-format="1" style:print-orientation="portrait" fo:margin-top="1cm" fo:margin-bottom="2.54cm" fo:margin-left="3.175cm" fo:margin-right="3.175cm" style:writing-mode="lr-tb" style:layout-grid-color="#c0c0c0" style:layout-grid-lines="41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4cm" fo:margin-left="0cm" fo:margin-right="0cm" fo:margin-bottom="1.44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框架1" text:anchor-type="char" svg:x="-1.334cm" svg:y="-0.09cm" svg:width="1.346cm" svg:height="1.298cm" draw:z-index="4"><draw:text-box><text:p text:style-name="MP2"><draw:frame draw:style-name="Mfr2" draw:name="物件1" text:anchor-type="as-char" svg:width="1.099cm" svg:height="0.889cm" draw:z-index="9"><draw:object-ole xlink:href="./Object 1" xlink:type="simple" xlink:show="embed" xlink:actuate="onLoad"/><draw:image xlink:href="./ObjectReplacements/Object 1" xlink:type="simple" xlink:show="embed" xlink:actuate="onLoad"/></draw:frame></text:p></draw:text-box></draw:frame>611 18200 Computer Programming Language</text:p>
        <text:p text:style-name="MP1">Department of Bio-Industrial Mechatronics Engineering</text:p>
        <text:p text:style-name="MP1">National Taiwan University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計算機程式語言</dc:title>
    <meta:initial-creator>林達德</meta:initial-creator>
    <meta:creation-date>2013-09-12T15:03:00</meta:creation-date>
    <dc:date>2015-12-03T01:41:44.872449182</dc:date>
    <meta:editing-cycles>21</meta:editing-cycles>
    <meta:editing-duration>P2171DT10H8M17S</meta:editing-duration>
    <meta:generator>LibreOffice/4.4.6.3$Linux_X86_64 LibreOffice_project/40m0$Build-3</meta:generator>
    <meta:document-statistic meta:table-count="2" meta:image-count="0" meta:object-count="1" meta:page-count="5" meta:paragraph-count="206" meta:word-count="908" meta:character-count="5424" meta:non-whitespace-character-count="3854"/>
  </office:meta>
</office:document-meta>
</file>